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8.69pt"/>
    </style:style>
    <style:style style:name="co2" style:family="table-column">
      <style:table-column-properties fo:break-before="auto" style:column-width="58.25pt"/>
    </style:style>
    <style:style style:name="co3" style:family="table-column">
      <style:table-column-properties fo:break-before="auto" style:column-width="54.85pt"/>
    </style:style>
    <style:style style:name="co4" style:family="table-column">
      <style:table-column-properties fo:break-before="auto" style:column-width="52.16pt"/>
    </style:style>
    <style:style style:name="co5" style:family="table-column">
      <style:table-column-properties fo:break-before="auto" style:column-width="68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ate_clas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罵 任何人 傻 逼 唯獨 不能 罵 少 傻 逼 少 書 避開 毒 點 返璞歸真 大道至簡 從來不 耍 多餘 套路 爽 點 毫不含糊 白 爽 肯 花錢 網路 小說 娘 推薦 大神 精品 世界名著 套路 頭疼 情節 憋屈 完 垃圾 玩意兒 反正 混 時間 罵 少 傻 逼 少 錢 快 搬 磚 ╰ ╯ 網文 王 中華 文豪 海外 輸出 文化 標籤 五星 奉</text:p>
          </table:table-cell>
          <table:table-cell table:style-name="ce1" office:value-type="string" calcext:value-type="string">
            <text:p>negativ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作者 筆下 八門 遁 甲 變成 自我 催眠 邁特 戴 只能 幹掉 區區 四個 忍 忍 刀 眾 精英 忍 影 是從 精英 忍 中選 也就是說 每個 精英 忍 影 潛力 能夠 影 交手 作者 顯然 知道 一點 初 代 火影 仙 人體 解釋 細胞 細胞壁 胞間連絲 嗨 限度 植物 沒有 高 癒合 能力 高等植物 一定 高等 定義 算了 太 知道 吐 槽 火影 不用 作者 全程 嗨 嚴重</text:p>
          </table:table-cell>
          <table:table-cell table:style-name="ce1" office:value-type="string" calcext:value-type="string">
            <text:p>neutral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當年 amp 老 友 心血 短篇 集合 怪物 不再 一個個 副本 裡 無心 神 無色 無聲 車 怪 卡片 圖 世界 背景 相容 一個個 主角 代替 觀 眾 更加 切實 體會 力量 內在 ps 話 當初 挺 驚訝 作者 挺 揣度 孀居 媽媽 心態</text:p>
          </table:table-cell>
          <table:table-cell table:style-name="ce1" office:value-type="string" calcext:value-type="string">
            <text:p>positiv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終於 明白 弱智 配角 劇毒 大海 根本就是 十幾年來 套路 合集 簡單化 弱智 化 充分 表明 依靠 情節 故事 面向 青少年 學生 提供 意淫 工具 文字 市場 到底 大多 長命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評語 理解 作者 想要 描繪 一個 追求 悠閒自在 生活 主角 想法 無法 理解 明明 主角 一個 欲望 十足 作者 強行 淡泊名利 同學聚會 明明 想 裝 逼 強行 大度 果不其然 馬上 屌 厲害 朋友 跳 主角 造勢 前女友 真是 瞎了眼 這種 女 表 子 立 牌坊 噁心 男人 幾年 作者 真真 想 寫 淡薄 名利 主角 不要 扯 莫名其妙 裝 逼 劇情 乾脆 直接 寫 主角 找 座 人跡罕至 荒山 隱居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外行 寫 內行 感覺 外行 是不是 玩遊戲 感覺 真 感覺 無腦 硬 吹 想像 小島 秀 夫 宮崎 英 高 冰 蛙 這種 級別 遊戲 製作 離職 之後 參加 校 招 這種 弱智 劇情 劇毒 謝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人渣 回憶錄 讀 開頭 幾章 見 做人 沒 下限 道德 沒 下限 第一次 見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文 包括 作者 一生 黑 人類 寫 出 這種 文 殺豬刀 溫柔 並列 心目 晉江 恥 坦白講 作者 男 不會 生氣 男人 女人 玩物 幾千年 習慣 這種 思維 一時 改 掉 正常 反倒 女 作者 折磨 文 裡 親 閨女 真讓人 大開眼界 下意識 想到 女 戒 渣 渣 毒 火 患者 其實 挺 渣 男 賤 女 蠻 見 跪 賤人 蠻 sm 患者 不少 喜歡 滿清 十大 酷刑 愛好 日軍 嚴刑 逼供 玩弄 強姦 女人 垃圾 蠻 綜上 愛 折磨 侮辱 囚禁 帶上 鍊 子 主人 最後 弄死 訓 狗 愛好者 三從四德 夫 天 蠢貨 乖 純 虐 文 愛好者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文筆 糟糕 世界 設定 故事 設定 故事 講述 家長里短 開 一個 空間 掛 不夠 開 四爺 掛 故事 改名 叫做 帶 四爺 闖 異 界 四爺 負責 搞定 女 主 負責 四爺 膩歪 敘述 不會 展現 滴 照顧 所有人 一個 樣子 貧嘴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知道 是不是 現在 年紀 緣故 書 真的 有點 受不了 恥 度 太 高 別誤會 主角 羞恥 廉恥 恥 度 尼瑪 討厭 主角 第一次 遇到 或許 整 傷心事 以前 傷疤 橋段 明 主角 變成 不知廉恥 原因 根本 想 知道 原因 想法 沒有 看不下去 或許 後面 主角 轉變 心態 轉變 人性 昇華 抱歉 沒 撐不住 毒 發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十幾 章 跳 幾章 棄 書 作者 不會 講故事 沒有 有趣 情節 沒有 娓娓道來 技能 作者 沒有 文筆 入口 相當 乾澀 第三 作者 寫 情節 不爽 tm 想 樂 樂 網文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開頭 文筆 中等 設定 有意思 主角 設 看起來 冷酷 理智 實際上 開篇 女人 賴 主角 主角 理所當然 半推半就 帶上 累贅 後面 沒 說實話 這種 主角 心口不一 膩煩 這種 末世 帶 累贅 之後 水晶宮 文 真的 覺得 噁心 直接 點 x 後續 情況 腦 補 情況 歡迎 留言 再補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琥珀 流 乾糧 量 管飽 主角 成 領主 冒險 種田 推演 把握 個人 不到 一半 追 不下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十 裡 劍 神 構思 十年 書 封神 此書 乃是 臉 裝 大成 連環 可謂 仙 網文 海 皆 白 都市 修仙 便是 牢牢 抓住 白 心 喜歡 裝 臉 無法 忽略 此書 魅力 裝 範本 無數 寫手 鑒 抄襲 覆蓋 都市 分類 養活 無數 樓 地位 堪 鬥 破 然 此書 妙 遭 妒 子子孫孫 念 生 恩 反倒 嫉妒 萬分 此書 評論 區 水 黑 機 毒 齊 聚 黑 懷疑 人生 脈 祖 竟 不肖子孫 欺 師 滅 祖 黑暗 迫近 萬千 呼喚 便 作者 出手 掃清 八方 妖邪 一劍 遮天 想 絕無 可能 陳 七情 一個 光明 公正 力 不足 北 玄 出手 無人 情 六欲 念 不足 十 裡 劍 神 出手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餘 罪 最近 電視劇 瞬間 火 其實 老長 書 好幾年 當時 第一本 應該 紅男綠女 黑鍋 驚 天人 老長 特別 擅長 驚人 轉折 看似 山窮水盡 主角 柳暗花明 那種 特別 開 金手指 主角 光環 幾本書 非常 喜歡 電視劇 沒有 興趣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個人 二十年 閱讀網 文 感動 次數 寥寥無幾 這部 作品 無疑 做到 寫出 一個 莽 荒 混亂 世界 人類 種族 艱難 生存 奉獻 感動 立意 無疑 高於 大多數 網文 作品 這本 書 這位 大神 巔 峰 作品 不足之處 立意 個體 角色 小說 主角 人物 刻畫 稍 欠缺 設定 所致 難免 不能 苛求 後期 描線 稍 有所 繁雜 反 復 場面 描寫 稍微 精簡 個人 評分 糧草 仙草 之間 考慮 多年 下來 仙草 作品 確實 沒 幾部 仙草 希望 後來 書友 抽時間 看看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題材 蠻 新穎 女 主 穿越 成 潘金蓮 這種 歷史 白 感覺 蠻 考據 前期 清河鎮 幫助 武大 發家致富 擺脫 西門慶 糾纏 現在 步入 第二階段 武松 入 梁山 環環相扣 精彩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寫 三國 類 很多 寫出 腦 洞 不少 這本 書 出類拔萃 高於 腦 洞 機師 情節 設計 強 主角 每次 落難 每次 脫險 信服 理由 主角 堅持 道 鮮見 作者 邏輯 嚴謹 各方 勢力 遭遇 圓 過去 語言 風趣 歡樂 最後 情節 有點 崩 讀 下去 不覺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2" table:number-rows-repeated="980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data.$A$1" table:cell-range-address="$data.$A$1:.$B$19"/>
        </table:named-expressions>
      </table:table>
      <table:named-expressions/>
      <table:database-ranges>
        <table:database-range table:name="__Anonymous_Sheet_DB__0" table:target-range-address="data.A1:data.B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" meta:object-count="0"/>
    <meta:generator>LibreOfficeDev/6.0.5.2$Linux_X86_64 LibreOffice_project/</meta:generator>
  </office:meta>
</office:document-meta>
</file>